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init data wrangling r scrip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finish data wrang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init data visualization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init doc, do scaffolding, add referenc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add statistical conside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edit stats methodology and init ed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fill ed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write conclusion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write introduction, edit, and send to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2:23:28.30150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28T15:13:47.726938912</dc:date>
    <meta:editing-duration>P1DT2H43M18S</meta:editing-duration>
    <meta:editing-cycles>37</meta:editing-cycles>
    <meta:generator>LibreOffice/6.0.7.3$Linux_X86_64 LibreOffice_project/00m0$Build-3</meta:generator>
    <meta:document-statistic meta:table-count="1" meta:cell-count="39" meta:object-count="0"/>
  </office:meta>
</office:document-meta>
</file>